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b311b" officeooo:paragraph-rsid="000b311b"/>
    </style:style>
    <style:style style:name="T1" style:family="text">
      <style:text-properties officeooo:rsid="000cc1f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eline <text:span text:style-name="T1">new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andolFang R" svg:font-family="'FandolFang R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FandolFang R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FandolFang R" style:font-family-asian="'FandolFang 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nothing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Initial Person</meta:initial-creator>
    <meta:creation-date>2000-02-12T13:51:03.318260765</meta:creation-date>
    <dc:date>2026-02-12T13:52:55.923182809</dc:date>
    <dc:creator>Bob</dc:creator>
    <meta:editing-duration>PT24S</meta:editing-duration>
    <meta:editing-cycles>2</meta:editing-cycles>
    <meta:generator>Collabora_Office/25.04.9.1$Linux_X86_64 LibreOffice_project/c0dd3897ecf067fcc3920cdf4c11dab26e4af836</meta:generator>
    <meta:document-statistic meta:table-count="0" meta:image-count="0" meta:object-count="0" meta:page-count="1" meta:paragraph-count="1" meta:word-count="2" meta:character-count="12" meta:non-whitespace-character-count="11"/>
  </office:meta>
</office:document-meta>
</file>